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text-properties officeooo:paragraph-rsid="0012eca6"/>
    </style:style>
    <style:style style:name="T1" style:family="text">
      <style:text-properties officeooo:rsid="0012eca6"/>
    </style:style>
    <style:style style:name="T2" style:family="text">
      <style:text-properties fo:font-weight="normal" officeooo:rsid="0012eca6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2">Adrian Sanchez Chacon</text:span></text:span></text:p>
      <text:p text:style-name="Text_20_body"><text:span text:style-name="Strong_20_Emphasis">Diagrama de Clases UML - Sistema de Gestión de Biblioteca</text:span></text:p>
      <text:p text:style-name="Text_20_body"><text:span text:style-name="Strong_20_Emphasis">1. Introducción</text:span> El presente documento detalla un diagrama de clases UML para un sistema de gestión de biblioteca. El diagrama modela las entidades principales del sistema, sus atributos y métodos, junto con sus relaciones e interacciones.</text:p>
      <text:p text:style-name="Text_20_body"><text:span text:style-name="Strong_20_Emphasis">2. Descripción del Sistema</text:span> El sistema permite la gestión de libros, usuarios y préstamos. Cada usuario puede tomar prestados múltiples libros, y cada libro puede estar asociado con múltiples préstamos. Además, se incluyen mejoras como historial de préstamos y notificaciones.</text:p>
      <text:p text:style-name="Text_20_body"><text:span text:style-name="Strong_20_Emphasis">3. Clases y Relaciones</text:span></text:p>
      <text:list text:style-name="L1">
        <text:list-item>
          <text:p text:style-name="P1"><text:span text:style-name="Strong_20_Emphasis">Usuario</text:span></text:p>
          <text:list>
            <text:list-item>
              <text:p text:style-name="P1">Atributos: idUsuario, nombre, correo, teléfono</text:p>
            </text:list-item>
            <text:list-item>
              <text:p text:style-name="P1">Métodos: registrar(), modificarPerfil(), consultarHistorial()</text:p>
            </text:list-item>
          </text:list>
        </text:list-item>
        <text:list-item>
          <text:p text:style-name="P1"><text:span text:style-name="Strong_20_Emphasis">Libro</text:span></text:p>
          <text:list>
            <text:list-item>
              <text:p text:style-name="P1">Atributos: idLibro, título, autor, editorial, añoPublicación, disponibilidad</text:p>
            </text:list-item>
            <text:list-item>
              <text:p text:style-name="P1">Métodos: registrar(), actualizarDatos(), cambiarDisponibilidad()</text:p>
            </text:list-item>
          </text:list>
        </text:list-item>
        <text:list-item>
          <text:p text:style-name="P1"><text:span text:style-name="Strong_20_Emphasis">Préstamo</text:span></text:p>
          <text:list>
            <text:list-item>
              <text:p text:style-name="P1">Atributos: idPréstamo, fechaInicio, fechaFin, estado</text:p>
            </text:list-item>
            <text:list-item>
              <text:p text:style-name="P1">Métodos: iniciarPréstamo(), finalizarPréstamo(), renovarPréstamo()</text:p>
            </text:list-item>
            <text:list-item>
              <text:p text:style-name="P1">Relaciones: Un usuario puede tener múltiples préstamos, pero un préstamo pertenece a un único usuario.</text:p>
            </text:list-item>
          </text:list>
        </text:list-item>
        <text:list-item>
          <text:p text:style-name="P1"><text:span text:style-name="Strong_20_Emphasis">HistorialPréstamos</text:span></text:p>
          <text:list>
            <text:list-item>
              <text:p text:style-name="P1">Atributos: idHistorial, idUsuario, idLibro, fechaPréstamo, fechaDevolución</text:p>
            </text:list-item>
            <text:list-item>
              <text:p text:style-name="P1">Métodos: agregarRegistro(), consultarHistorial()</text:p>
            </text:list-item>
          </text:list>
        </text:list-item>
        <text:list-item>
          <text:p text:style-name="P1"><text:span text:style-name="Strong_20_Emphasis">Notificación</text:span></text:p>
          <text:list>
            <text:list-item>
              <text:p text:style-name="P1">Atributos: idNotificación, idUsuario, mensaje, fechaEnvio</text:p>
            </text:list-item>
            <text:list-item>
              <text:p text:style-name="P1">Métodos: enviarNotificación(), leerNotificación()</text:p>
            </text:list-item>
          </text:list>
        </text:list-item>
      </text:list>
      <text:p text:style-name="Text_20_body"><text:span text:style-name="Strong_20_Emphasis">4. Relaciones y Cardinalidad</text:span></text:p>
      <text:list text:style-name="L2">
        <text:list-item>
          <text:p text:style-name="P2">Un <text:span text:style-name="Strong_20_Emphasis">Usuario</text:span> puede tener <text:span text:style-name="Emphasis">muchos</text:span> <text:span text:style-name="Strong_20_Emphasis">Préstamos</text:span> (1:N).</text:p>
        </text:list-item>
        <text:list-item>
          <text:p text:style-name="P2">Un <text:span text:style-name="Strong_20_Emphasis">Libro</text:span> puede estar en <text:span text:style-name="Emphasis">muchos</text:span> <text:span text:style-name="Strong_20_Emphasis">Préstamos</text:span>, pero un <text:span text:style-name="Strong_20_Emphasis">Préstamo</text:span> solo tiene un <text:span text:style-name="Strong_20_Emphasis">Libro</text:span> (N:1).</text:p>
        </text:list-item>
        <text:list-item>
          <text:p text:style-name="P2">Un <text:span text:style-name="Strong_20_Emphasis">Préstamo</text:span> pertenece a un único <text:span text:style-name="Strong_20_Emphasis">Usuario</text:span> (N:1).</text:p>
        </text:list-item>
        <text:list-item>
          <text:p text:style-name="P2">Un <text:span text:style-name="Strong_20_Emphasis">HistorialPréstamos</text:span> almacena múltiples registros de <text:span text:style-name="Strong_20_Emphasis">Préstamo</text:span> (1:N).</text:p>
        </text:list-item>
        <text:list-item>
          <text:p text:style-name="P2">Un <text:span text:style-name="Strong_20_Emphasis">Usuario</text:span> puede recibir <text:span text:style-name="Emphasis">muchas</text:span> <text:span text:style-name="Strong_20_Emphasis">Notificaciones</text:span> (1:N).</text:p>
        </text:list-item>
      </text:list>
      <text:p text:style-name="Text_20_body"><text:span text:style-name="Strong_20_Emphasis">5. Mejoras Implementadas</text:span></text:p>
      <text:list text:style-name="L3">
        <text:list-item>
          <text:p text:style-name="P3"><text:soft-page-break/><text:span text:style-name="Strong_20_Emphasis">Historial de Préstamos</text:span>: Permite un seguimiento detallado del uso del sistema.</text:p>
        </text:list-item>
        <text:list-item>
          <text:p text:style-name="P3"><text:span text:style-name="Strong_20_Emphasis">Sistema de Notificaciones</text:span>: Informa a los usuarios sobre fechas de devolución y renovaciones.</text:p>
        </text:list-item>
        <text:list-item>
          <text:p text:style-name="P3"><text:span text:style-name="Strong_20_Emphasis">Control de Disponibilidad de Libros</text:span>: Optimiza la gestión de inventario en tiempo real.</text:p>
        </text:list-item>
      </text:list>
      <text:p text:style-name="Text_20_body"><text:span text:style-name="Strong_20_Emphasis">6. Conclusión</text:span> El modelo UML propuesto proporciona una base estructurada y eficiente para el sistema de gestión de biblioteca, facilitando la escalabilidad y mejoras futur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08:58:40.625000000</meta:creation-date>
    <dc:date>2025-03-28T09:31:09.024000000</dc:date>
    <meta:editing-duration>PT32M28S</meta:editing-duration>
    <meta:editing-cycles>1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32" meta:word-count="297" meta:character-count="2162" meta:non-whitespace-character-count="1921"/>
  </office:meta>
</office:document-meta>
</file>